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47043241814099187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969782219107238288"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50692328892919148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781954791294997279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52206688199708698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315172172348842293"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92411010005213408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48698898907027876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81525" text:continue-list="list92411010005213408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58393201228100738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8000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7509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489511"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84449"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86195"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61366254602660472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32078704364862955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46515578184512144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96563"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14393007060425366"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14014908088731702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09751739396006161" text:style-name="L15">
        <text:list-item>
          <text:list>
            <text:list-header>
              <text:p text:style-name="P183">1.5 miles averaging about 9:40/mile and rest 1 min</text:p>
            </text:list-header>
          </text:list>
        </text:list-item>
      </text:list>
      <text:p text:style-name="P24">1 mile in 8:26 and rest 2 min</text:p>
      <text:list xml:id="list93793542958701689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54875451384293525"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7699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19695798918878312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20509720353811909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92764667719187619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75267" text:continue-list="list3205097203538119097" text:style-name="L19">
        <text:list-item>
          <text:list>
            <text:list-header>
              <text:p text:style-name="P187">(Pace*HR)=1240</text:p>
            </text:list-header>
          </text:list>
        </text:list-item>
      </text:list>
      <text:list xml:id="list34495467" text:continue-list="list8196957989188783128" text:style-name="L18">
        <text:list-item>
          <text:list>
            <text:list-header>
              <text:p text:style-name="P186">2 miles at 10:46/mile Ave HR= 121 bpm and rest a few minutes</text:p>
            </text:list-header>
          </text:list>
        </text:list-item>
      </text:list>
      <text:list xml:id="list34479484" text:continue-list="list3447526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50146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98005400983750141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04852631206322711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907609170420680723"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421564039716617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09082558794230664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15437830077728101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50108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9025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67669723646117454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72074740647537217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412600864487599890"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95871147963594419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7927757066548829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987964687134195391" text:style-name="L32">
        <text:list-item>
          <text:list>
            <text:list-header>
              <text:p text:style-name="P197">0.25 miles in 2:54</text:p>
              <text:p text:style-name="P197">1 mile in 9:21 going faster as I ran and ending at around 8:30 pace</text:p>
            </text:list-header>
          </text:list>
        </text:list-item>
      </text:list>
      <text:list xml:id="list49671997007187284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58429912734263822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8851531321837087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16339258255595768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70526432694472030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096573440963895093"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292485492757456966"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1T14:23:31.59</dc:date>
    <dc:creator>James Lombardi</dc:creator>
    <meta:editing-duration>P29DT8H42M37S</meta:editing-duration>
    <meta:editing-cycles>2194</meta:editing-cycles>
    <meta:generator>OpenOffice/4.1.2$Win32 OpenOffice.org_project/412m3$Build-9782</meta:generator>
    <meta:document-statistic meta:table-count="0" meta:image-count="9" meta:object-count="0" meta:page-count="217" meta:paragraph-count="6352" meta:word-count="68437" meta:character-count="350137"/>
  </office:meta>
</office:document-meta>
</file>